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E00000436F60240905219BE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90b" officeooo:paragraph-rsid="001de9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 201902698</text:p>
      <text:p text:style-name="P1"><draw:frame draw:style-name="fr1" draw:name="Imagen1" text:anchor-type="char" svg:width="17.59cm" svg:height="9.885cm" draw:z-index="0"><draw:image xlink:href="Pictures/100000010000077E00000436F60240905219BE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1:54:34.947041101</meta:creation-date>
    <dc:date>2024-01-29T11:55:26.348274072</dc:date>
    <meta:editing-duration>PT52S</meta:editing-duration>
    <meta:editing-cycles>1</meta:editing-cycles>
    <meta:document-statistic meta:table-count="0" meta:image-count="1" meta:object-count="0" meta:page-count="1" meta:paragraph-count="1" meta:word-count="3" meta:character-count="17" meta:non-whitespace-character-count="15"/>
    <meta:generator>LibreOffice/7.3.7.2$Linux_X86_64 LibreOffice_project/30$Build-2</meta:generator>
  </office:meta>
</office:document-meta>
</file>